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D40000006A3D8FF5092CD9D2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bbf1" officeooo:paragraph-rsid="0010bbf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0bbf1" officeooo:paragraph-rsid="0010bbf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0bbf1" officeooo:paragraph-rsid="0010bbf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ec53" officeooo:paragraph-rsid="0012ec5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ec53" officeooo:paragraph-rsid="0016293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2ec53" officeooo:paragraph-rsid="0018cdf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0bbf1" officeooo:paragraph-rsid="0010bbf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13658" officeooo:paragraph-rsid="0011365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ec53" officeooo:paragraph-rsid="0012ec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1995" officeooo:paragraph-rsid="0014199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41995" officeooo:paragraph-rsid="001996f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72a65" officeooo:paragraph-rsid="00172a6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8cdf3" officeooo:paragraph-rsid="0018cdf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96f0" officeooo:paragraph-rsid="001996f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7684" officeooo:paragraph-rsid="0019768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c91cf" officeooo:paragraph-rsid="001c91c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d60ea" officeooo:paragraph-rsid="001d60e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c91cf" officeooo:paragraph-rsid="001c91cf" style:font-size-asian="10.5pt" style:font-weight-asian="bold" style:font-size-complex="12pt" style:font-weight-complex="bold"/>
    </style:style>
    <style:style style:name="T1" style:family="text">
      <style:text-properties officeooo:rsid="00113658"/>
    </style:style>
    <style:style style:name="T2" style:family="text">
      <style:text-properties officeooo:rsid="00162938"/>
    </style:style>
    <style:style style:name="T3" style:family="text">
      <style:text-properties officeooo:rsid="0018cdf3"/>
    </style:style>
    <style:style style:name="T4" style:family="text">
      <style:text-properties officeooo:rsid="001996f0"/>
    </style:style>
    <style:style style:name="T5" style:family="text">
      <style:text-properties officeooo:rsid="001b51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RS TP3</text:p>
      <text:p text:style-name="P2"/>
      <text:p text:style-name="P2">Nathan SALEZ </text:p>
      <text:p text:style-name="P2"/>
      <text:p text:style-name="P3">Question 1:</text:p>
      <text:p text:style-name="P7">Pour créer l’application bal_1.c, <text:span text:style-name="T1">on étudie</text:span> les 2 premières parties d’explication des boîtes aux lettres.</text:p>
      <text:p text:style-name="P8"><draw:frame draw:style-name="fr1" draw:name="Image1" text:anchor-type="paragraph" svg:x="0cm" svg:y="0.159cm" svg:width="17cm" svg:height="1.838cm" draw:z-index="0"><draw:image xlink:href="Pictures/10000201000003D40000006A3D8FF5092CD9D26A.png" xlink:type="simple" xlink:show="embed" xlink:actuate="onLoad" loext:mime-type="image/png"/></draw:frame>Pour toutes les explications, voir le fichier bal_1.c.</text:p>
      <text:p text:style-name="P7"/>
      <text:p text:style-name="P7"/>
      <text:p text:style-name="P4">Question 2 :</text:p>
      <text:p text:style-name="P14">L’application bal_2.c a été développée, sans erreur à l’exécution.</text:p>
      <text:p text:style-name="P9"/>
      <text:p text:style-name="P4">Question 3 :</text:p>
      <text:p text:style-name="P14">Les applications bal3_c.c <text:s/>et bal3_s.c ont été développées, sans erreur à l’exécution.</text:p>
      <text:p text:style-name="P9"/>
      <text:p text:style-name="P4">Question 4 :</text:p>
      <text:p text:style-name="P14">Les applications bal4_c.c <text:s/>et bal4_s.c ont été développées.</text:p>
      <text:p text:style-name="P10">Problème de core dumped côté client, lorsqu’on quitte le programme. <text:span text:style-name="T4">Ce serait dû à une non libération de mémoire dynamique.</text:span></text:p>
      <text:p text:style-name="P10"/>
      <text:p text:style-name="P5">Question <text:span text:style-name="T2">5</text:span> :</text:p>
      <text:p text:style-name="P14">Les applications bal5_c.c <text:s/>et bal5_s.c ont été développées, sans erreur à l’exécution.</text:p>
      <text:p text:style-name="P11">Problème de core dumped côté client, lorsqu’on quitte le programme. <text:span text:style-name="T4">Ce serait dû à une non libération de mémoire dynamique.</text:span></text:p>
      <text:p text:style-name="P11"/>
      <text:p text:style-name="P12"><text:span text:style-name="T4">Une v</text:span>ersion finale <text:span text:style-name="T4">(plus propre) a été créée </text:span>dans le répertoire version_finale. <text:span text:style-name="T5">Pour le compiler, il suffit d’aller dans le répertoire version_finale, et de taper « make ».</text:span></text:p>
      <text:p text:style-name="P12"/>
      <text:p text:style-name="P12"/>
      <text:p text:style-name="P6">Question <text:span text:style-name="T3">6 :</text:span></text:p>
      <text:p text:style-name="P13">Pour transformer le serveur en serveur de type « broadcast », il suffit d’envoyer une réponse à tous les clients connus, à chaque réception de message.</text:p>
      <text:p text:style-name="P13"/>
      <text:p text:style-name="P6">Question <text:span text:style-name="T3">7 :</text:span></text:p>
      <text:p text:style-name="P13">Pour transformer le serveur de type « broadcast » à un serveur de type « point à point », il existe autant de solutions que de topologies de réseaux point à point. L’une d’entre elles est la boucle :</text:p>
      <text:p text:style-name="P13"/>
      <text:p text:style-name="P15">Chaque serveur envoie une réponse à un autre serveur défini, qui lui renvoie une réponse à un autre serveur et ainsi de suite, jusqu’à arriver au serveur créateur du message initial.</text:p>
      <text:p text:style-name="P15"/>
      <text:p text:style-name="P15"/>
      <text:p text:style-name="P18">Conclusion :</text:p>
      <text:p text:style-name="P16">Lors de ce TP, les files de messages « boites aux lettres » ont été utilisées pour simuler une communication entre un processus client et un processus serveur.</text:p>
      <text:p text:style-name="P17">Le problème du core dumped n’a pas pu être résol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08:06:50.377378065</meta:creation-date>
    <meta:generator>LibreOffice/6.0.7.3$Linux_X86_64 LibreOffice_project/00m0$Build-3</meta:generator>
    <dc:date>2019-12-07T14:40:50.221931828</dc:date>
    <meta:editing-duration>PT5H40M19S</meta:editing-duration>
    <meta:editing-cycles>9</meta:editing-cycles>
    <meta:document-statistic meta:table-count="0" meta:image-count="1" meta:object-count="0" meta:page-count="1" meta:paragraph-count="24" meta:word-count="294" meta:character-count="1743" meta:non-whitespace-character-count="1469"/>
  </office:meta>
</office:document-meta>
</file>